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0.00pt" fo:font-weight="bold" fo:font-family="Verdana" style:font-family-asian="Verdana" style:font-family-complex="Verdana" fo:background-color="transparent" style:use-window-font-color="true" fo:font-style="italic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>
        <style:tab-stops>
          <style:tab-stop style:position="486.50pt"/>
        </style:tab-stops>
      </style:paragraph-properties>
    </style:style>
    <style:style style:name="P5" style:family="paragraph">
      <style:paragraph-properties fo:line-height="100.00%" fo:text-align="center"/>
    </style:style>
    <style:style style:name="P6" style:family="paragraph">
      <style:paragraph-properties fo:line-height="100.00%" fo:text-align="left">
        <style:tab-stops>
          <style:tab-stop style:position="486.50pt"/>
        </style:tab-stops>
      </style:paragraph-properties>
    </style:style>
    <style:style style:name="P7" style:family="paragraph">
      <style:paragraph-properties fo:line-height="100.00%" fo:text-align="left">
        <style:tab-stops>
          <style:tab-stop style:position="259.30pt"/>
          <style:tab-stop style:position="3290.60pt" style:type="center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>
        <style:tab-stops>
          <style:tab-stop style:position="259.30pt"/>
          <style:tab-stop style:position="3290.60pt" style:type="center"/>
        </style:tab-stops>
      </style:paragraph-properties>
    </style:style>
    <style:style style:name="P10" style:family="paragraph">
      <style:paragraph-properties fo:line-height="100.00%" fo:text-align="left">
        <style:tab-stops>
          <style:tab-stop style:position="259.30pt"/>
          <style:tab-stop style:position="3290.60pt" style:type="center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>
        <style:tab-stops>
          <style:tab-stop style:position="259.30pt"/>
          <style:tab-stop style:position="3290.60pt" style:type="center"/>
        </style:tab-stops>
      </style:paragraph-properties>
    </style:style>
    <style:style style:name="P13" style:family="paragraph">
      <style:paragraph-properties fo:line-height="100.00%" fo:text-align="left">
        <style:tab-stops>
          <style:tab-stop style:position="259.30pt"/>
          <style:tab-stop style:position="3559.40pt" style:type="center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>
        <style:tab-stops>
          <style:tab-stop style:position="259.30pt"/>
          <style:tab-stop style:position="3559.40pt" style:type="center"/>
        </style:tab-stops>
      </style:paragraph-properties>
    </style:style>
    <style:style style:name="P16" style:family="paragraph">
      <style:paragraph-properties fo:line-height="100.00%" fo:text-align="left">
        <style:tab-stops>
          <style:tab-stop style:position="259.30pt"/>
          <style:tab-stop style:position="65549.80pt" style:leader-style="dotted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>
        <style:tab-stops>
          <style:tab-stop style:position="259.30pt"/>
          <style:tab-stop style:position="65549.80pt" style:leader-style="dotted"/>
        </style:tab-stops>
      </style:paragraph-properties>
    </style:style>
    <style:style style:name="P21" style:family="paragraph">
      <style:paragraph-properties fo:line-height="100.00%" fo:text-align="left">
        <style:tab-stops>
          <style:tab-stop style:position="259.30pt"/>
          <style:tab-stop style:position="65793.00pt" style:leader-style="dotted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>
        <style:tab-stops>
          <style:tab-stop style:position="259.30pt"/>
          <style:tab-stop style:position="65793.00pt" style:leader-style="dotted"/>
        </style:tab-stops>
      </style:paragraph-properties>
    </style:style>
    <style:style style:name="P24" style:family="paragraph">
      <style:paragraph-properties fo:line-height="100.00%" fo:text-align="left">
        <style:tab-stops>
          <style:tab-stop style:position="259.30pt"/>
          <style:tab-stop style:position="3290.60pt" style:type="center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>
        <style:tab-stops>
          <style:tab-stop style:position="259.30pt"/>
          <style:tab-stop style:position="3290.60pt" style:type="center"/>
        </style:tab-stops>
      </style:paragraph-properties>
    </style:style>
    <style:style style:name="P27" style:family="paragraph">
      <style:paragraph-properties fo:line-height="100.00%" fo:text-align="left">
        <style:tab-stops>
          <style:tab-stop style:position="259.30pt"/>
          <style:tab-stop style:position="65549.80pt" style:type="center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>
        <style:tab-stops>
          <style:tab-stop style:position="259.30pt"/>
          <style:tab-stop style:position="65549.80pt" style:type="center"/>
        </style:tab-stops>
      </style:paragraph-properties>
    </style:style>
    <style:style style:name="P30" style:family="paragraph">
      <style:paragraph-properties fo:line-height="100.00%" fo:text-align="left">
        <style:tab-stops>
          <style:tab-stop style:position="259.30pt"/>
          <style:tab-stop style:position="65549.80pt" style:leader-style="dotted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>
        <style:tab-stops>
          <style:tab-stop style:position="259.30pt"/>
          <style:tab-stop style:position="65549.80pt" style:leader-style="dotted"/>
        </style:tab-stops>
      </style:paragraph-properties>
    </style:style>
    <style:style style:name="P33" style:family="paragraph">
      <style:paragraph-properties fo:line-height="100.00%" fo:text-align="left">
        <style:tab-stops>
          <style:tab-stop style:position="259.30pt"/>
          <style:tab-stop style:position="65793.00pt" style:type="center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>
        <style:tab-stops>
          <style:tab-stop style:position="259.30pt"/>
          <style:tab-stop style:position="65793.00pt" style:type="center"/>
        </style:tab-stops>
      </style:paragraph-properties>
    </style:style>
    <style:style style:name="P36" style:family="paragraph">
      <style:paragraph-properties fo:line-height="100.00%" fo:text-align="left">
        <style:tab-stops>
          <style:tab-stop style:position="259.30pt"/>
          <style:tab-stop style:position="3533.80pt" style:type="center"/>
        </style:tab-stops>
      </style:paragraph-properties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>
        <style:tab-stops>
          <style:tab-stop style:position="259.30pt"/>
          <style:tab-stop style:position="3533.80pt" style:type="center"/>
        </style:tab-stops>
      </style:paragraph-properties>
    </style:style>
    <style:style style:name="P39" style:family="paragraph">
      <style:paragraph-properties fo:line-height="100.00%" fo:text-align="left">
        <style:tab-stops>
          <style:tab-stop style:position="259.30pt"/>
          <style:tab-stop style:position="65549.80pt" style:leader-style="dotted"/>
        </style:tab-stops>
      </style:paragraph-properties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>
        <style:tab-stops>
          <style:tab-stop style:position="259.30pt"/>
          <style:tab-stop style:position="65549.80pt" style:leader-style="dotted"/>
        </style:tab-stops>
      </style:paragraph-properties>
    </style:style>
    <style:style style:name="P42" style:family="paragraph">
      <style:paragraph-properties fo:line-height="100.00%" fo:text-align="left" fo:margin-right="46.80pt"/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/>
    </style:style>
    <style:style style:name="TableColumn0100" style:family="table-column">
      <style:table-column-properties style:column-width="3.601389in"/>
    </style:style>
    <style:style style:name="TableColumn0101" style:family="table-column">
      <style:table-column-properties style:column-width="3.155556in"/>
    </style:style>
    <style:style style:name="Table01" style:family="table">
      <style:table-properties style:width="6.756944in" fo:margin-left="0.000000in" style:writing-mode="lr" table:align="left" style:may-break-between-rows="true"/>
    </style:style>
    <style:style style:name="TableRow0100" style:family="table-row">
      <style:table-row-properties style:min-row-height="0.235417in"/>
    </style:style>
    <style:style style:name="TableCell010000" style:family="table-cell">
      <style:table-cell-properties fo:border-top="0.013889in solid #000001" fo:border-left="0.013889in solid #000001" fo:border-right="0.000694in solid #000000" fo:border-bottom="0.000694in solid #000000" fo:vertical-align="top" fo:background-color="#ffffff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101" style:family="table-row">
      <style:table-row-properties style:min-row-height="0.461806in"/>
    </style:style>
    <style:style style:name="TableCell010100" style:family="table-cell">
      <style:table-cell-properties fo:border-top="0.000694in solid #000001" fo:border-left="0.013889in solid #000001" fo:border-right="0.000694in solid #000000" fo:border-bottom="0.000694in solid #000001" fo:vertical-align="top" fo:background-color="#ffffff"/>
    </style:style>
    <style:style style:name="TableCell010101" style:family="table-cell">
      <style:table-cell-properties fo:border-top="0.000694in solid #000001" fo:border-left="0.000694in solid #000001" fo:border-right="0.000694in solid #000000" fo:border-bottom="0.000694in solid #000001" fo:vertical-align="top" fo:background-color="#ffffff"/>
    </style:style>
    <style:style style:name="TableRow0102" style:family="table-row">
      <style:table-row-properties style:min-row-height="0.250000in"/>
    </style:style>
    <style:style style:name="TableCell010200" style:family="table-cell">
      <style:table-cell-properties fo:border-top="0.000694in solid #000001" fo:border-left="0.013889in solid #000001" fo:border-right="0.000694in solid #000000" fo:border-bottom="0.000694in solid #000001" fo:vertical-align="top" fo:background-color="#ffffff"/>
    </style:style>
    <style:style style:name="TableCell010201" style:family="table-cell">
      <style:table-cell-properties fo:border-top="0.000694in solid #000001" fo:border-left="0.000694in solid #000000" fo:border-right="0.000694in solid #000000" fo:border-bottom="0.000694in solid #000001" fo:vertical-align="top" fo:background-color="#ffffff"/>
    </style:style>
    <style:style style:name="TableRow0103" style:family="table-row">
      <style:table-row-properties style:min-row-height="0.226389in"/>
    </style:style>
    <style:style style:name="TableCell010300" style:family="table-cell">
      <style:table-cell-properties fo:border-top="0.015278in solid #000001" fo:border-left="0.013889in solid #000001" fo:border-right="0.000694in solid #000000" fo:border-bottom="0.000694in solid #000000" fo:vertical-align="top" fo:background-color="#ffffff"/>
    </style:style>
    <style:style style:name="TableCell010301" style:family="table-cell">
      <style:table-cell-properties fo:border-top="0.015278in solid #000001" fo:border-left="0.000694in solid #000000" fo:border-right="0.000694in solid #000000" fo:border-bottom="0.000694in solid #000000" fo:vertical-align="top" fo:background-color="#ffffff"/>
    </style:style>
    <style:style style:name="TableRow0104" style:family="table-row">
      <style:table-row-properties style:min-row-height="1.181250in"/>
    </style:style>
    <style:style style:name="TableCell010400" style:family="table-cell">
      <style:table-cell-properties fo:border-top="0.000694in solid #000000" fo:border-left="0.013889in solid #000001" fo:border-right="0.013889in solid #000001" fo:border-bottom="0.013889in solid #000001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105" style:family="table-row">
      <style:table-row-properties style:min-row-height="0.236111in"/>
    </style:style>
    <style:style style:name="TableCell010500" style:family="table-cell">
      <style:table-cell-properties fo:border-top="0.013889in solid #000001" fo:border-left="0.013889in solid #000001" fo:border-right="0.013889in solid #000001" fo:border-bottom="0.013889in solid #000001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106" style:family="table-row">
      <style:table-row-properties style:min-row-height="0.299306in"/>
    </style:style>
    <style:style style:name="TableCell010600" style:family="table-cell">
      <style:table-cell-properties fo:border-top="0.000694in solid #000001" fo:border-left="0.013889in solid #000001" fo:border-right="0.000694in solid #000000" fo:border-bottom="0.000694in solid #000001" fo:vertical-align="top" fo:background-color="#ffffff"/>
    </style:style>
    <style:style style:name="TableCell010601" style:family="table-cell">
      <style:table-cell-properties fo:border-top="0.000694in solid #000001" fo:border-left="0.000694in solid #000001" fo:border-right="0.013889in solid #000001" fo:border-bottom="0.000694in solid #000001" fo:vertical-align="top" fo:background-color="#ffffff"/>
    </style:style>
    <style:style style:name="TableRow0107" style:family="table-row">
      <style:table-row-properties style:min-row-height="0.192361in"/>
    </style:style>
    <style:style style:name="TableCell010700" style:family="table-cell">
      <style:table-cell-properties fo:border-top="0.000694in solid #000000" fo:border-left="0.013889in solid #000001" fo:border-right="0.013889in solid #000001" fo:border-bottom="0.000694in solid #000000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108" style:family="table-row">
      <style:table-row-properties style:min-row-height="0.615972in"/>
    </style:style>
    <style:style style:name="TableCell010800" style:family="table-cell">
      <style:table-cell-properties fo:border-top="0.000694in solid #000000" fo:border-left="0.013889in solid #000001" fo:border-right="0.013889in solid #000001" fo:border-bottom="0.013889in solid #000001" fo:vertical-align="top" fo:background-color="#ffffff"/>
    </style:style>
    <style:style style:name="TableCell0108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109" style:family="table-row">
      <style:table-row-properties style:min-row-height="0.253472in"/>
    </style:style>
    <style:style style:name="TableCell010900" style:family="table-cell">
      <style:table-cell-properties fo:border-top="0.013889in solid #000001" fo:border-left="0.013889in solid #000001" fo:border-right="0.013889in solid #000001" fo:border-bottom="0.000694in solid #000000" fo:vertical-align="top" fo:background-color="#ffffff"/>
    </style:style>
    <style:style style:name="TableCell0109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110" style:family="table-row">
      <style:table-row-properties style:min-row-height="0.425694in"/>
    </style:style>
    <style:style style:name="TableCell011000" style:family="table-cell">
      <style:table-cell-properties fo:border-top="0.013889in solid #000001" fo:border-left="0.013889in solid #000001" fo:border-right="0.000694in solid #000000" fo:border-bottom="0.000694in solid #000001" fo:vertical-align="top" fo:background-color="#ffffff"/>
    </style:style>
    <style:style style:name="TableCell011001" style:family="table-cell">
      <style:table-cell-properties fo:border-top="0.013889in solid #000001" fo:border-left="0.000694in solid #000001" fo:border-right="0.000694in solid #000000" fo:border-bottom="0.000694in solid #000001" fo:vertical-align="top" fo:background-color="#ffffff"/>
    </style:style>
    <style:style style:name="TableRow0111" style:family="table-row">
      <style:table-row-properties style:min-row-height="0.761111in"/>
    </style:style>
    <style:style style:name="TableCell011100" style:family="table-cell">
      <style:table-cell-properties fo:border-top="0.000694in solid #000000" fo:border-left="0.013889in solid #000001" fo:border-right="0.013889in solid #000001" fo:border-bottom="0.013889in solid #000001" fo:vertical-align="top" fo:background-color="#ffffff"/>
    </style:style>
    <style:style style:name="TableCell011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</office:automatic-styles>
  <office:body>
    <office:text>
      <text:p text:style-name="P1"><text:span text:style-name="T1"/></text:p>
      <text:p text:style-name="P2"><text:span text:style-name="T2">Exemple de fiche d'incident.</text:span></text:p>
      <text:p text:style-name="P3"><text:span text:style-name="T3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 table:number-columns-spanned="2">
            <text:p text:style-name="P5"><text:span text:style-name="T4">Description de l’incident</text:span><text:span text:style-name="T5"/></text:p>
          </table:table-cell>
          <table:covered-table-cell/>
        </table:table-row>
        <table:table-row table:style-name="TableRow0101">
          <table:table-cell table:style-name="TableCell010100">
            <text:p text:style-name="P8"><text:span text:style-name="T6">Date signalement : </text:span></text:p>
            <text:p text:style-name="P8"><text:span text:style-name="T6">02/04/2019</text:span></text:p>
            <text:p text:style-name="P8"><text:span text:style-name="T7"/></text:p>
          </table:table-cell>
          <table:table-cell table:style-name="TableCell010101">
            <text:p text:style-name="P8"><text:span text:style-name="T8">Rédacteur :</text:span></text:p>
            <text:p text:style-name="P8"><text:span text:style-name="T8">COMPTDAER Louis</text:span><text:span text:style-name="T9"/></text:p>
          </table:table-cell>
        </table:table-row>
        <table:table-row table:style-name="TableRow0102">
          <table:table-cell table:style-name="TableCell010200">
            <text:p text:style-name="P11"><text:span text:style-name="T10">Environnement concerné</text:span><text:span text:style-name="T11"/></text:p>
          </table:table-cell>
          <table:table-cell table:style-name="TableCell010201">
            <text:p text:style-name="P11"><text:span text:style-name="T12">Matériel : Ordinateur</text:span><text:span text:style-name="T13"/></text:p>
          </table:table-cell>
        </table:table-row>
        <table:table-row table:style-name="TableRow0103">
          <table:table-cell table:style-name="TableCell010300">
            <text:p text:style-name="P14"><text:span text:style-name="T14">Description du problème avec éventuelles captures d'écran, messages d'erreurs :</text:span><text:span text:style-name="T15"/></text:p>
          </table:table-cell>
          <table:table-cell table:style-name="TableCell010301">
            <text:p text:style-name="P14"><text:span text:style-name="T15"/></text:p>
          </table:table-cell>
        </table:table-row>
        <table:table-row table:style-name="TableRow0104">
          <table:table-cell table:style-name="TableCell010400">
            <text:p text:style-name="P17"><text:span text:style-name="T15"/></text:p>
            <text:p text:style-name="P17"><text:span text:style-name="T16">Lorsque l'on valide une commande non sélectionnée, voici le message d'erreur que l'on reçoit :</text:span></text:p>
            <text:p text:style-name="P17"><text:span text:style-name="T17"/></text:p>
            <text:p text:style-name="P18"><draw:frame text:anchor-type="as-char" svg:width="152.40mm" svg:height="19.69mm" style:rel-width="scale" style:rel-height="scale"><draw:object-ole xlink:href="OleObj1"/><draw:image xlink:href="ObjectReplacements/OleObj1"/></draw:frame><text:span text:style-name="T17"/></text:p>
            <text:p text:style-name="P18"><text:span text:style-name="T17"/></text:p>
            <text:p text:style-name="P19"><text:span text:style-name="T17"/></text:p>
          </table:table-cell>
          <table:table-cell table:style-name="TableCell010401">
            <text:p text:style-name="P19"><text:span text:style-name="T17"/></text:p>
          </table:table-cell>
        </table:table-row>
        <table:table-row table:style-name="TableRow0105">
          <table:table-cell table:style-name="TableCell010500">
            <text:p text:style-name="P22"><text:span text:style-name="T18">Cause du problème</text:span><text:span text:style-name="T19"/></text:p>
          </table:table-cell>
          <table:table-cell table:style-name="TableCell010501">
            <text:p text:style-name="P22"><text:span text:style-name="T19">Aucune demande n'a été sélectionnée, on ne peut donc pas valider "rien"</text:span></text:p>
          </table:table-cell>
        </table:table-row>
        <table:table-row table:style-name="TableRow0106">
          <table:table-cell table:style-name="TableCell010600">
            <text:p text:style-name="P25"><text:span text:style-name="T20">Date analyse :</text:span></text:p>
            <text:p text:style-name="P25"><text:span text:style-name="T21"/></text:p>
          </table:table-cell>
          <table:table-cell table:style-name="TableCell010601">
            <text:p text:style-name="P25"><text:span text:style-name="T22">Rédacteur :</text:span><text:span text:style-name="T23"/></text:p>
          </table:table-cell>
        </table:table-row>
        <table:table-row table:style-name="TableRow0107">
          <table:table-cell table:style-name="TableCell010700">
            <text:p text:style-name="P28"><text:span text:style-name="T24">Description de la cause :</text:span><text:span text:style-name="T25"/></text:p>
          </table:table-cell>
          <table:table-cell table:style-name="TableCell010701">
            <text:p text:style-name="P28"><text:span text:style-name="T25"/></text:p>
          </table:table-cell>
        </table:table-row>
        <table:table-row table:style-name="TableRow0108">
          <table:table-cell table:style-name="TableCell010800">
            <text:p text:style-name="P31"><text:span text:style-name="T25"/></text:p>
            <text:p text:style-name="P31"><text:span text:style-name="T25"/></text:p>
            <text:p text:style-name="P31"><text:span text:style-name="T25"/></text:p>
          </table:table-cell>
          <table:table-cell table:style-name="TableCell010801">
            <text:p text:style-name="P31"><text:span text:style-name="T25"/></text:p>
          </table:table-cell>
        </table:table-row>
        <table:table-row table:style-name="TableRow0109">
          <table:table-cell table:style-name="TableCell010900">
            <text:p text:style-name="P34"><text:span text:style-name="T26">Actions réalisées</text:span><text:span text:style-name="T27"/></text:p>
          </table:table-cell>
          <table:table-cell table:style-name="TableCell010901">
            <text:p text:style-name="P34"><text:span text:style-name="T27"/></text:p>
          </table:table-cell>
        </table:table-row>
        <table:table-row table:style-name="TableRow0110">
          <table:table-cell table:style-name="TableCell011000">
            <text:p text:style-name="P37"><text:span text:style-name="T28">Date réalisation :</text:span></text:p>
            <text:p text:style-name="P37"><text:span text:style-name="T29"/></text:p>
          </table:table-cell>
          <table:table-cell table:style-name="TableCell011001">
            <text:p text:style-name="P37"><text:span text:style-name="T30">Rédacteur :</text:span><text:span text:style-name="T31"/></text:p>
          </table:table-cell>
        </table:table-row>
        <table:table-row table:style-name="TableRow0111">
          <table:table-cell table:style-name="TableCell011100">
            <text:p text:style-name="P40"><text:span text:style-name="T31"/></text:p>
            <text:p text:style-name="P40"><text:span text:style-name="T31"/></text:p>
            <text:p text:style-name="P40"><text:span text:style-name="T31"/></text:p>
          </table:table-cell>
          <table:table-cell table:style-name="TableCell011101">
            <text:p text:style-name="P40"><text:span text:style-name="T31"/></text:p>
          </table:table-cell>
        </table:table-row>
      </table:table>
      <text:p text:style-name="P42"><text:span text:style-name="T31"/></text:p>
      <text:p text:style-name="P42"><text:span text:style-name="T31"/></text:p>
      <text:p text:style-name="P43"><text:span text:style-name="T31"/></text:p>
      <text:p text:style-name="P44"><text:span text:style-name="T31"/></text:p>
      <text:p text:style-name="P45"><text:span text:style-name="T31"/></text:p>
      <text:p text:style-name="P45"><text:span text:style-name="T31"/></text:p>
      <text:p text:style-name="P45"><text:span text:style-name="T3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